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imbus Roman No9 L2" svg:font-family="'Nimbus Roman No9 L', 'Times New Roman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style:line-height-at-least="0.176cm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2" style:family="paragraph" style:parent-style-name="Standard">
      <style:paragraph-properties fo:margin-top="0cm" fo:margin-bottom="0cm" style:contextual-spacing="false" style:line-height-at-least="0.176cm" fo:text-align="center" style:justify-single-word="false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line-height="97%" fo:text-align="center" style:justify-single-word="false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0.679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5" style:family="paragraph" style:parent-style-name="Standard">
      <style:paragraph-properties fo:margin-top="0cm" fo:margin-bottom="0cm" style:contextual-spacing="false" style:line-height-at-least="0.176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6" style:family="paragraph" style:parent-style-name="Standard">
      <style:paragraph-properties fo:margin-top="0cm" fo:margin-bottom="0cm" style:contextual-spacing="false" fo:line-height="0.529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7" style:family="paragraph" style:parent-style-name="Standard">
      <style:paragraph-properties fo:margin-top="0cm" fo:margin-bottom="0cm" style:contextual-spacing="false" fo:line-height="0.496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8" style:family="paragraph" style:parent-style-name="Standard">
      <style:paragraph-properties fo:margin-top="0cm" fo:margin-bottom="0cm" style:contextual-spacing="false" fo:line-height="0.487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9" style:family="paragraph" style:parent-style-name="Standard">
      <style:paragraph-properties fo:margin-top="0cm" fo:margin-bottom="0cm" style:contextual-spacing="false" fo:line-height="0.395cm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0" style:family="paragraph" style:parent-style-name="Standard">
      <style:paragraph-properties fo:margin-top="0cm" fo:margin-bottom="0cm" style:contextual-spacing="false" fo:line-height="0.104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1" style:family="paragraph" style:parent-style-name="Standard">
      <style:paragraph-properties fo:margin-top="0cm" fo:margin-bottom="0cm" style:contextual-spacing="false" fo:line-height="0.005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2" style:family="paragraph" style:parent-style-name="Standard">
      <style:paragraph-properties fo:margin-top="0cm" fo:margin-bottom="0cm" style:contextual-spacing="false" fo:line-height="0.002cm" fo:text-align="center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13" style:family="paragraph" style:parent-style-name="Standard">
      <style:paragraph-properties fo:margin-top="0cm" fo:margin-bottom="0cm" style:contextual-spacing="false" style:line-height-at-least="0.176cm" fo:text-align="center" style:justify-single-word="false" fo:orphans="0" fo:widows="0"/>
      <style:text-properties fo:color="#000000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punctuation-wrap="hanging"/>
      <style:text-properties fo:color="#000000" style:font-name="Nimbus Roman No9 L1" fo:font-size="11pt" fo:font-weight="bold" officeooo:rsid="0048e273" officeooo:paragraph-rsid="0048e273" style:font-size-asian="11pt" style:font-weight-asian="bold" style:font-name-complex="Nimbus Roman No9 L" style:font-size-complex="11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Nimbus Roman No9 L1" fo:font-size="11pt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00%" fo:text-align="end" style:justify-single-word="false" fo:orphans="0" fo:widows="0" style:punctuation-wrap="hanging"/>
      <style:text-properties fo:color="#000000" style:font-name="Nimbus Roman No9 L1" fo:font-size="11pt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Nimbus Roman No9 L1" fo:font-size="11pt" officeooo:paragraph-rsid="0060a52d" style:font-size-asian="11pt" style:font-size-complex="11pt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style:punctuation-wrap="hanging"/>
      <style:text-properties fo:color="#000000" style:font-name="Nimbus Roman No9 L1" fo:font-size="12pt" fo:font-weight="bold" officeooo:rsid="0048e273" officeooo:paragraph-rsid="0048e273" style:font-size-asian="12pt" style:font-weight-asian="bold" style:font-name-complex="Nimbus Roman No9 L" style:font-size-complex="12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officeooo:rsid="005f5a41" officeooo:paragraph-rsid="005f5a41"/>
    </style:style>
    <style:style style:name="P20" style:family="paragraph" style:parent-style-name="Standard">
      <style:text-properties fo:color="#000000" style:font-name="Nimbus Roman No9 L" fo:font-size="10pt" style:font-size-asian="10pt" style:font-name-complex="Nimbus Roman No9 L" style:font-size-complex="10pt"/>
    </style:style>
    <style:style style:name="P21" style:family="paragraph" style:parent-style-name="Standard">
      <style:paragraph-properties fo:line-height="100%" fo:text-align="end" style:justify-single-word="false"/>
      <style:text-properties fo:color="#000000" style:font-name="Nimbus Roman No9 L1" fo:font-size="11pt" fo:language="en" fo:country="US" officeooo:paragraph-rsid="00253366" style:font-name-asian="Nimbus Roman No9 L" style:font-size-asian="11pt" style:font-name-complex="Nimbus Roman No9 L" style:font-size-complex="11pt"/>
    </style:style>
    <style:style style:name="P22" style:family="paragraph" style:parent-style-name="Standard">
      <style:paragraph-properties fo:line-height="100%" fo:text-align="center" style:justify-single-word="false"/>
      <style:text-properties fo:color="#000000" style:font-name="Nimbus Roman No9 L1" fo:font-size="12pt" fo:font-weight="bold" style:font-size-asian="12pt" style:font-weight-asian="bold" style:font-name-complex="Nimbus Roman No9 L" style:font-size-complex="12pt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style:font-name="Nimbus Roman No9 L1" fo:font-size="14pt" fo:font-weight="bold" style:font-size-asian="14pt" style:font-weight-asian="bold" style:font-name-complex="Nimbus Roman No9 L" style:font-size-complex="14pt" style:font-weight-complex="bold"/>
    </style:style>
    <style:style style:name="P24" style:family="paragraph" style:parent-style-name="Standard">
      <style:paragraph-properties fo:margin-left="0cm" fo:margin-right="0.564cm" fo:margin-top="0cm" fo:margin-bottom="0cm" style:contextual-spacing="false" fo:line-height="87%" fo:orphans="0" fo:widows="0" fo:text-indent="0cm" style:auto-text-indent="false" style:punctuation-wrap="hanging"/>
      <style:text-properties fo:color="#000000" style:font-name="Nimbus Roman No9 L" fo:font-size="10pt" style:font-size-asian="10pt" style:font-name-complex="Nimbus Roman No9 L" style:font-size-complex="10pt"/>
    </style:style>
    <style:style style:name="P25" style:family="paragraph" style:parent-style-name="Standard">
      <style:paragraph-properties fo:margin-left="0cm" fo:margin-right="0.564cm" fo:margin-top="0cm" fo:margin-bottom="0cm" style:contextual-spacing="false" fo:line-height="100%" fo:text-align="justify" style:justify-single-word="false" fo:orphans="0" fo:widows="0" fo:text-indent="0cm" style:auto-text-indent="false" style:punctuation-wrap="hanging"/>
      <style:text-properties fo:color="#000000" style:font-name="Nimbus Roman No9 L1" fo:font-size="11pt" officeooo:rsid="0047282e" officeooo:paragraph-rsid="003c612b" style:font-size-asian="11pt" style:font-name-complex="Nimbus Roman No9 L" style:font-size-complex="11pt"/>
    </style:style>
    <style:style style:name="P26" style:family="paragraph" style:parent-style-name="Standard">
      <style:paragraph-properties fo:margin-left="0cm" fo:margin-right="0.564cm" fo:margin-top="0cm" fo:margin-bottom="0cm" style:contextual-spacing="false" fo:line-height="100%" fo:text-align="justify" style:justify-single-word="false" fo:orphans="0" fo:widows="0" fo:text-indent="0cm" style:auto-text-indent="false" style:punctuation-wrap="hanging"/>
      <style:text-properties fo:color="#000000" style:font-name="Nimbus Roman No9 L1" fo:font-size="11pt" officeooo:paragraph-rsid="00580f73" style:font-size-asian="11pt" style:font-name-complex="Nimbus Roman No9 L" style:font-size-complex="11pt"/>
    </style:style>
    <style:style style:name="P27" style:family="paragraph" style:parent-style-name="Standard">
      <style:paragraph-properties fo:margin-left="3.951cm" fo:margin-right="1.799cm" fo:margin-top="0cm" fo:margin-bottom="0cm" style:contextual-spacing="false" fo:line-height="86%" fo:text-align="center" style:justify-single-word="false" fo:orphans="0" fo:widows="0" fo:text-indent="-2.129cm" style:auto-text-indent="false" style:punctuation-wrap="hanging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punctuation-wrap="hanging"/>
      <style:text-properties fo:color="#000000" style:font-name="Nimbus Roman No9 L1" fo:font-size="11pt" officeooo:paragraph-rsid="004908de" style:font-size-asian="11pt" style:font-size-complex="11pt"/>
    </style:style>
    <style:style style:name="P29" style:family="paragraph" style:parent-style-name="Standard" style:master-page-name="Standard">
      <style:paragraph-properties fo:margin-top="0cm" fo:margin-bottom="0cm" style:contextual-spacing="false" style:line-height-at-least="0.176cm" fo:text-align="center" style:justify-single-word="false" fo:orphans="0" fo:widows="0" style:page-number="auto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30" style:family="paragraph" style:parent-style-name="Standard">
      <style:paragraph-properties fo:margin-top="0cm" fo:margin-bottom="0cm" style:contextual-spacing="false" style:line-height-at-least="0.176cm" fo:orphans="0" fo:widows="0"/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P31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fo:color="#000000" style:text-position="0% 100%" style:font-name="Nimbus Roman No9 L1" fo:font-size="11pt" officeooo:rsid="0047282e" officeooo:paragraph-rsid="0047282e" style:font-size-asian="11pt" style:font-name-complex="Nimbus Roman No9 L" style:font-size-complex="11pt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fo:color="#000000" style:text-position="0% 100%" style:font-name="Nimbus Roman No9 L1" fo:font-size="11pt" officeooo:rsid="0055e1c0" officeooo:paragraph-rsid="005ee0c8" style:font-size-asian="11pt" style:font-name-complex="Nimbus Roman No9 L" style:font-size-complex="11pt"/>
    </style:style>
    <style:style style:name="P3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fo:color="#000000" style:font-name="Nimbus Roman No9 L1" fo:font-size="11pt" fo:font-weight="normal" officeooo:rsid="0048e273" officeooo:paragraph-rsid="0048e273" style:font-size-asian="11pt" style:font-weight-asian="normal" style:font-name-complex="Nimbus Roman No9 L" style:font-size-complex="11pt" style:font-weight-complex="normal"/>
    </style:style>
    <style:style style:name="P3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fo:color="#000000" style:font-name="Nimbus Roman No9 L1" fo:font-size="11pt" officeooo:rsid="0048e273" officeooo:paragraph-rsid="0048e273" style:font-size-asian="11pt" style:font-size-complex="11pt"/>
    </style:style>
    <style:style style:name="P3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style:font-name="Nimbus Roman No9 L1" fo:font-size="11pt" fo:language="en" fo:country="US" officeooo:paragraph-rsid="0060a52d" style:font-name-asian="Nimbus Roman No9 L" style:font-size-asian="11pt" style:font-name-complex="Nimbus Roman No9 L" style:font-size-complex="11pt"/>
    </style:style>
    <style:style style:name="P36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officeooo:paragraph-rsid="005d5cc2"/>
    </style:style>
    <style:style style:name="P3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officeooo:rsid="0055e1c0" officeooo:paragraph-rsid="00580f73"/>
    </style:style>
    <style:style style:name="P3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style:font-name="Nimbus Roman No9 L1" fo:font-size="11pt" officeooo:rsid="0047282e" officeooo:paragraph-rsid="00549d2a" style:font-size-asian="11pt" style:font-size-complex="11pt"/>
    </style:style>
    <style:style style:name="P39" style:family="paragraph" style:parent-style-name="Standard" style:list-style-name="L1">
      <style:paragraph-properties fo:margin-top="0cm" fo:margin-bottom="0cm" style:contextual-spacing="false" fo:line-height="100%" fo:text-align="justify" style:justify-single-word="false" fo:orphans="0" fo:widows="0" style:punctuation-wrap="hanging"/>
      <style:text-properties officeooo:rsid="005ee0c8" officeooo:paragraph-rsid="005ee0c8"/>
    </style:style>
    <style:style style:name="P40" style:family="paragraph" style:parent-style-name="Standard" style:list-style-name="L2">
      <style:paragraph-properties fo:line-height="100%" fo:text-align="justify" style:justify-single-word="false"/>
      <style:text-properties fo:font-size="11pt" officeooo:paragraph-rsid="00502f71" style:font-size-asian="11pt" style:font-size-complex="11pt"/>
    </style:style>
    <style:style style:name="P41" style:family="paragraph" style:parent-style-name="Standard" style:list-style-name="WW8Num1">
      <style:paragraph-properties fo:margin-left="0cm" fo:margin-right="0cm" fo:margin-top="0cm" fo:margin-bottom="0cm" style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fo:color="#000000" style:font-name="Nimbus Roman No9 L" fo:font-size="10pt" style:font-size-asian="10pt" style:font-name-complex="Nimbus Roman No9 L" style:font-size-complex="10pt"/>
    </style:style>
    <style:style style:name="P42" style:family="paragraph" style:parent-style-name="Standard" style:list-style-name="WW8Num1">
      <style:paragraph-properties fo:margin-left="0cm" fo:margin-right="0cm" fo:margin-top="0cm" fo:margin-bottom="0cm" style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fo:color="#000000" style:font-name="Nimbus Roman No9 L" fo:font-size="10pt" officeooo:paragraph-rsid="004babe4" style:font-size-asian="10pt" style:font-name-complex="Nimbus Roman No9 L" style:font-size-complex="10pt"/>
    </style:style>
    <style:style style:name="P43" style:family="paragraph" style:parent-style-name="Standard" style:list-style-name="WW8Num1">
      <style:paragraph-properties fo:margin-left="0cm" fo:margin-right="0cm" fo:margin-top="0cm" fo:margin-bottom="0cm" style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fo:color="#000000" officeooo:paragraph-rsid="004babe4"/>
    </style:style>
    <style:style style:name="P44" style:family="paragraph" style:parent-style-name="Standard" style:list-style-name="WW8Num1">
      <style:paragraph-properties fo:margin-left="0cm" fo:margin-right="0cm" fo:margin-top="0cm" fo:margin-bottom="0cm" style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officeooo:paragraph-rsid="004babe4"/>
    </style:style>
    <style:style style:name="P45" style:family="paragraph" style:parent-style-name="Standard" style:list-style-name="WW8Num1">
      <style:paragraph-properties fo:margin-left="0cm" fo:margin-right="0cm" fo:margin-top="0cm" fo:margin-bottom="0cm" style:contextual-spacing="false" style:line-height-at-least="0.176cm" fo:text-align="justify" style:justify-single-word="false" fo:orphans="0" fo:widows="0" fo:text-indent="0cm" style:auto-text-indent="false" style:punctuation-wrap="hanging">
        <style:tab-stops>
          <style:tab-stop style:position="1.129cm"/>
        </style:tab-stops>
      </style:paragraph-properties>
      <style:text-properties officeooo:paragraph-rsid="004c5424"/>
    </style:style>
    <style:style style:name="T1" style:family="text"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 style:font-weight-complex="bold"/>
    </style:style>
    <style:style style:name="T2" style:family="text">
      <style:text-properties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T3" style:family="text">
      <style:text-properties style:font-name="Nimbus Roman No9 L" fo:font-size="10pt" fo:font-weight="bold" officeooo:rsid="00437270" style:font-size-asian="10pt" style:font-weight-asian="bold" style:font-name-complex="Nimbus Roman No9 L" style:font-size-complex="10pt" style:font-weight-complex="bold"/>
    </style:style>
    <style:style style:name="T4" style:family="text">
      <style:text-properties style:font-name="Nimbus Roman No9 L" fo:font-size="10pt" fo:font-weight="bold" officeooo:rsid="004b5ac6" style:font-size-asian="10pt" style:font-weight-asian="bold" style:font-name-complex="Nimbus Roman No9 L" style:font-size-complex="10pt" style:font-weight-complex="bold"/>
    </style:style>
    <style:style style:name="T5" style:family="text">
      <style:text-properties style:font-name-asian="Nimbus Roman No9 L" style:font-name-complex="Nimbus Roman No9 L"/>
    </style:style>
    <style:style style:name="T6" style:family="text">
      <style:text-properties fo:font-weight="normal" officeooo:rsid="0022eee4" style:font-weight-asian="normal" style:font-name-complex="Nimbus Roman No9 L" style:font-weight-complex="normal"/>
    </style:style>
    <style:style style:name="T7" style:family="text">
      <style:text-properties fo:font-weight="normal" officeooo:rsid="002d3b10" style:font-weight-asian="normal" style:font-name-complex="Nimbus Roman No9 L" style:font-weight-complex="normal"/>
    </style:style>
    <style:style style:name="T8" style:family="text">
      <style:text-properties style:text-position="super 58%" officeooo:rsid="002a0516"/>
    </style:style>
    <style:style style:name="T9" style:family="text">
      <style:text-properties fo:language="en" fo:country="US" style:font-name-asian="ヒラギノ角ゴ Pro W3" style:font-name-complex="Nimbus Roman No9 L"/>
    </style:style>
    <style:style style:name="T10" style:family="text">
      <style:text-properties style:font-name-asian="ヒラギノ角ゴ Pro W3" style:font-name-complex="Nimbus Roman No9 L"/>
    </style:style>
    <style:style style:name="T11" style:family="text">
      <style:text-properties style:text-position="sub 64%" officeooo:rsid="002a0516"/>
    </style:style>
    <style:style style:name="T12" style:family="text">
      <style:text-properties style:text-position="sub 64%" officeooo:rsid="005433d1"/>
    </style:style>
    <style:style style:name="T13" style:family="text">
      <style:text-properties style:text-position="sub 64%" officeooo:rsid="00580f73"/>
    </style:style>
    <style:style style:name="T14" style:family="text">
      <style:text-properties style:text-position="sub 64%" style:font-name="Nimbus Roman No9 L1" fo:font-size="11pt" officeooo:rsid="0055e1c0" style:font-size-asian="11pt" style:font-size-complex="11pt"/>
    </style:style>
    <style:style style:name="T15" style:family="text">
      <style:text-properties style:text-position="sub 64%" style:font-name="Nimbus Roman No9 L1" fo:font-size="11pt" officeooo:rsid="00580f73" style:font-size-asian="11pt" style:font-size-complex="11pt"/>
    </style:style>
    <style:style style:name="T16" style:family="text">
      <style:text-properties style:text-position="0% 100%" officeooo:rsid="002a0516"/>
    </style:style>
    <style:style style:name="T17" style:family="text">
      <style:text-properties style:text-position="0% 100%" officeooo:rsid="00456d9c"/>
    </style:style>
    <style:style style:name="T18" style:family="text">
      <style:text-properties style:text-position="0% 100%" officeooo:rsid="00580f73"/>
    </style:style>
    <style:style style:name="T19" style:family="text">
      <style:text-properties style:text-position="0% 100%" officeooo:rsid="0055e1c0"/>
    </style:style>
    <style:style style:name="T20" style:family="text">
      <style:text-properties officeooo:rsid="002a0516"/>
    </style:style>
    <style:style style:name="T21" style:family="text">
      <style:text-properties fo:color="#000000" style:text-position="sub 64%" style:font-name="Nimbus Roman No9 L1" fo:font-size="11pt" officeooo:rsid="00580f73" style:font-size-asian="11pt" style:font-name-complex="Nimbus Roman No9 L" style:font-size-complex="11pt"/>
    </style:style>
    <style:style style:name="T22" style:family="text">
      <style:text-properties fo:color="#000000" style:text-position="0% 100%" style:font-name="Nimbus Roman No9 L1" fo:font-size="11pt" style:font-size-asian="11pt" style:font-name-complex="Nimbus Roman No9 L" style:font-size-complex="11pt"/>
    </style:style>
    <style:style style:name="T23" style:family="text">
      <style:text-properties fo:color="#000000" style:text-position="0% 100%" style:font-name="Nimbus Roman No9 L1" fo:font-size="11pt" officeooo:rsid="0055e1c0" style:font-size-asian="11pt" style:font-name-complex="Nimbus Roman No9 L" style:font-size-complex="11pt"/>
    </style:style>
    <style:style style:name="T24" style:family="text">
      <style:text-properties fo:color="#000000" style:text-position="0% 100%" style:font-name="Nimbus Roman No9 L1" fo:font-size="11pt" officeooo:rsid="005f919c" style:font-size-asian="11pt" style:font-name-complex="Nimbus Roman No9 L" style:font-size-complex="11pt"/>
    </style:style>
    <style:style style:name="T25" style:family="text">
      <style:text-properties fo:color="#000000" style:font-name="Nimbus Roman No9 L1" officeooo:rsid="0048e273" style:font-name-complex="Calibri1" style:font-weight-complex="bold"/>
    </style:style>
    <style:style style:name="T26" style:family="text">
      <style:text-properties fo:color="#000000" style:font-name="Nimbus Roman No9 L1" officeooo:rsid="004ee583" style:font-name-complex="Calibri1" style:font-weight-complex="bold"/>
    </style:style>
    <style:style style:name="T27" style:family="text">
      <style:text-properties fo:color="#000000" style:font-name="Nimbus Roman No9 L1" officeooo:rsid="00631acc" style:font-name-complex="Calibri1" style:font-weight-complex="bold"/>
    </style:style>
    <style:style style:name="T28" style:family="text">
      <style:text-properties fo:color="#000000" style:font-name="Nimbus Roman No9 L1" officeooo:rsid="0063f72b" style:font-name-complex="Calibri1" style:font-weight-complex="bold"/>
    </style:style>
    <style:style style:name="T29" style:family="text">
      <style:text-properties fo:color="#000000" style:font-name="Nimbus Roman No9 L" fo:font-size="10pt" style:font-size-asian="10pt" style:font-name-complex="Nimbus Roman No9 L" style:font-size-complex="10pt"/>
    </style:style>
    <style:style style:name="T30" style:family="text">
      <style:text-properties fo:color="#000000" style:font-name="Nimbus Roman No9 L" fo:font-size="10pt" officeooo:rsid="001605c2" style:font-size-asian="10pt" style:font-name-complex="Nimbus Roman No9 L" style:font-size-complex="10pt"/>
    </style:style>
    <style:style style:name="T31" style:family="text">
      <style:text-properties fo:color="#000000" style:font-name="Nimbus Roman No9 L" fo:font-size="10pt" officeooo:rsid="00437270" style:font-size-asian="10pt" style:font-name-complex="Nimbus Roman No9 L" style:font-size-complex="10pt"/>
    </style:style>
    <style:style style:name="T32" style:family="text">
      <style:text-properties fo:color="#000000" style:font-name="Nimbus Roman No9 L" fo:font-size="10pt" style:font-name-asian="Nimbus Roman No9 L" style:font-size-asian="10pt" style:font-name-complex="Nimbus Roman No9 L" style:font-size-complex="10pt"/>
    </style:style>
    <style:style style:name="T33" style:family="text">
      <style:text-properties fo:color="#000000" style:font-name="Nimbus Roman No9 L" fo:font-size="10pt" fo:font-weight="bold" style:font-size-asian="10pt" style:font-weight-asian="bold" style:font-name-complex="Nimbus Roman No9 L" style:font-size-complex="10pt" style:font-weight-complex="bold"/>
    </style:style>
    <style:style style:name="T34" style:family="text">
      <style:text-properties style:font-name="Nimbus Roman No9 L1"/>
    </style:style>
    <style:style style:name="T35" style:family="text">
      <style:text-properties style:font-name="Nimbus Roman No9 L1" style:text-underline-style="none" fo:font-weight="normal" style:font-weight-asian="normal" style:font-name-complex="Nimbus Roman No9 L2" style:font-weight-complex="normal"/>
    </style:style>
    <style:style style:name="T36" style:family="text">
      <style:text-properties style:font-name="Nimbus Roman No9 L1" style:text-underline-style="none" fo:font-weight="bold" style:font-weight-asian="bold" style:font-name-complex="Nimbus Roman No9 L2" style:font-weight-complex="normal"/>
    </style:style>
    <style:style style:name="T37" style:family="text">
      <style:text-properties style:font-name="Nimbus Roman No9 L1" style:text-underline-style="none" fo:font-weight="bold" style:font-weight-asian="bold" style:font-name-complex="Nimbus Roman No9 L2" style:font-weight-complex="bold"/>
    </style:style>
    <style:style style:name="T38" style:family="text">
      <style:text-properties style:font-name="Nimbus Roman No9 L1" fo:font-size="11pt" style:font-size-asian="11pt" style:font-size-complex="11pt"/>
    </style:style>
    <style:style style:name="T39" style:family="text">
      <style:text-properties style:font-name="Nimbus Roman No9 L1" fo:font-size="11pt" officeooo:rsid="00580f73" style:font-size-asian="11pt" style:font-size-complex="11pt"/>
    </style:style>
    <style:style style:name="T40" style:family="text">
      <style:text-properties style:font-name="Nimbus Roman No9 L1" fo:font-size="11pt" officeooo:rsid="0055e1c0" style:font-size-asian="11pt" style:font-size-complex="11pt"/>
    </style:style>
    <style:style style:name="T41" style:family="text">
      <style:text-properties style:font-name="Nimbus Roman No9 L1" officeooo:rsid="005de6fa"/>
    </style:style>
    <style:style style:name="T42" style:family="text">
      <style:text-properties officeooo:rsid="00456d9c"/>
    </style:style>
    <style:style style:name="T43" style:family="text">
      <style:text-properties fo:font-weight="bold" style:font-weight-asian="bold" style:font-name-complex="Nimbus Roman No9 L" style:font-weight-complex="bold"/>
    </style:style>
    <style:style style:name="T44" style:family="text">
      <style:text-properties fo:font-size="12pt" fo:font-weight="bold" style:font-size-asian="12pt" style:font-weight-asian="bold" style:font-name-complex="Nimbus Roman No9 L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EPARTMENT OF PHYSICS</text:p>
      <text:p text:style-name="P3">PANJAB UNIVERSITY</text:p>
      <text:p text:style-name="P12"/>
      <text:p text:style-name="P2">CHANDIGARH.</text:p>
      <text:p text:style-name="P3">SIX-MONTHLY PROGRESS REPORT</text:p>
      <text:p text:style-name="P11"/>
      <text:p text:style-name="P2">PROFORMA FOR Ph.D. CANDIDATES</text:p>
      <text:p text:style-name="P13"><text:span text:style-name="T1"><text:s/></text:span><text:span text:style-name="T2">From </text:span><text:span text:style-name="T3">Ju</text:span><text:span text:style-name="T4">ly-December</text:span><text:span text:style-name="T2">, 201</text:span><text:span text:style-name="T3">6</text:span></text:p>
      <text:p text:style-name="P10"/>
      <text:p text:style-name="P27">(To be submitted bi-annually by June, 30th and December, 31st)</text:p>
      <text:list xml:id="list3854609942427882124" text:style-name="WW8Num1">
        <text:list-header>
          <text:p text:style-name="P41"/>
        </text:list-header>
        <text:list-item>
          <text:p text:style-name="P42">Name of the candidate: <text:s/>Anterpreet Kaur</text:p>
          <text:p text:style-name="P42"/>
        </text:list-item>
        <text:list-item>
          <text:p text:style-name="P42">Faculty: Science </text:p>
          <text:p text:style-name="P42"/>
        </text:list-item>
        <text:list-item>
          <text:p text:style-name="P42">Department: Physics </text:p>
          <text:p text:style-name="P42"/>
        </text:list-item>
        <text:list-item>
          <text:p text:style-name="P42">Enrolment No. and Date: <text:s/>13/1033, 10 April, 2013</text:p>
          <text:p text:style-name="P43"/>
        </text:list-item>
        <text:list-item>
          <text:p text:style-name="P44"><text:span text:style-name="T29">Registration No. and Date: <text:s/></text:span><text:span text:style-name="T31">4962, <text:s/>4 February, 2016</text:span></text:p>
          <text:p text:style-name="P44"/>
        </text:list-item>
        <text:list-item>
          <text:p text:style-name="P44"><text:span text:style-name="T29">Tentative/Approved Title: <text:s/>MEASUREMENT OF MULTIJET CROSS-SECTION RATIOS IN <text:tab/></text:span><text:span text:style-name="T30">P</text:span><text:span text:style-name="T29">ROTON-PROTON COLLISIONS WITH THE CMS</text:span><text:span text:style-name="T32"> </text:span><text:span text:style-name="T29">DETECTOR AT THE LHC (</text:span><text:span text:style-name="T31">Approved</text:span><text:span text:style-name="T29">)</text:span></text:p>
          <text:p text:style-name="P44"/>
        </text:list-item>
        <text:list-item>
          <text:p text:style-name="P42">A summary of the work done during the last six months (Depending upon <text:s/>the stage of Ph. D work) <text:tab/>providing details of (i) Review of Literature, (ii) Experimentation/Data Collection, and Field work: (iii) <text:tab/>Data Processing: (iv) Data Analysis and Interpretation and (v) Stage of thesis writing with specific <text:tab/>reference to the goals set for the previous 6 months. (Separate sheet attached) </text:p>
          <text:p text:style-name="P44"/>
        </text:list-item>
        <text:list-item>
          <text:p text:style-name="P45"><text:span text:style-name="T29">Did you complete the tasks and achieve the goals you had set for the period under report? Yes/No<text:tab/></text:span><text:span text:style-name="T33">Yes </text:span></text:p>
          <text:p text:style-name="P45"/>
          <text:p text:style-name="P45"><text:span text:style-name="T33"><text:tab/></text:span><text:span text:style-name="T29">If No: Difficulties, Constraints faced in achieving the objectives that had been formulated for the period <text:tab/>under report.</text:span></text:p>
        </text:list-item>
      </text:list>
      <text:p text:style-name="P5"/>
      <text:p text:style-name="P5"/>
      <text:p text:style-name="P5"/>
      <text:p text:style-name="P1"><text:bookmark text:name="page2"/>Certificate</text:p>
      <text:p text:style-name="P5"/>
      <text:p text:style-name="P24">It is certified that the information provided above is correct to the best of my knowledge. I shall try my best to achieve the above targets during the next six months.</text:p>
      <text:p text:style-name="P24"/>
      <text:p text:style-name="P1">Name of the Candidate: <text:s/>Anterpreet Kaur</text:p>
      <text:p text:style-name="P9"/>
      <text:p text:style-name="P5">Signature with date</text:p>
      <text:p text:style-name="P1"/>
      <text:p text:style-name="P1">Certificate:</text:p>
      <text:p text:style-name="P5"/>
      <text:p text:style-name="P5">Progress report of the candidate:</text:p>
      <text:p text:style-name="P8"/>
      <text:p text:style-name="P5">Satisfactory/Unsatisfactory/Need to be improved</text:p>
      <text:p text:style-name="P7"/>
      <text:p text:style-name="P1">Supervisor Name: <text:s/>Prof. Manjit Kaur</text:p>
      <text:p text:style-name="P6"/>
      <text:p text:style-name="P5">Signature with date:</text:p>
      <text:p text:style-name="P4"/>
      <text:p text:style-name="P1">Counter –Signature of the Chairperson</text:p>
      <text:p text:style-name="P20"/>
      <text:p text:style-name="P23"><text:soft-page-break/>WORK DONE</text:p>
      <text:p text:style-name="P22">Physics Problem</text:p>
      <text:p text:style-name="P26"><text:span text:style-name="T42">The i</text:span>nclusive multijet event cross sections <text:span text:style-name="T42">are measured as a function of average transverse momentum (p</text:span><text:span text:style-name="T11">T</text:span><text:span text:style-name="T17">) of two leading jets </text:span><text:span text:style-name="T18">(</text:span><text:span text:style-name="T19">H</text:span><text:span text:style-name="T13">T,2</text:span><text:span text:style-name="T19">/2</text:span><text:span text:style-name="T18">), </text:span><text:span text:style-name="T20">for two and more number of jets. Data from the LHC (Large Hadron Collider) proton-proton collisions at center of mass energy of 8 TeV, corresponding to an integrated luminosity of 19.71 fb</text:span><text:span text:style-name="T8">−1</text:span><text:span text:style-name="T20">, have been collected with the CMS (Compact Muon Solenoid) detector. Jets are reconstructed with the anti-k</text:span><text:span text:style-name="T12">t</text:span><text:span text:style-name="T20"> clustering algorithm for a jet size parameter R = 0.7 in a phase space region ranging up to an absolute rapidity of |y| &lt; 2.5. </text:span><text:span text:style-name="T16">Appropriate selection criteria has been designed for choosing the best event. </text:span></text:p>
      <text:p text:style-name="P25"/>
      <text:list xml:id="list4169271024481301472" text:style-name="L1">
        <text:list-item>
          <text:p text:style-name="P31">The measured cross sections are corrected for detector effects and are compared to next-to-leading order (NLO) predictions as well as from Monte Carlo (MC) generators. <text:s/>The results agree within the uncertainties.</text:p>
        </text:list-item>
        <text:list-item>
          <text:p text:style-name="P37"><text:span text:style-name="T38">The cross-section ratio </text:span><text:span text:style-name="T39">is </text:span><text:span text:style-name="T38">derived from Data, NLO theory and MC .</text:span></text:p>
        </text:list-item>
        <text:list-item>
          <text:p text:style-name="P38">All the experimental and theoretical uncertainties have been calculated. </text:p>
        </text:list-item>
        <text:list-item>
          <text:p text:style-name="P36"><text:span text:style-name="T39">The fits</text:span><text:span text:style-name="T40"> </text:span><text:span text:style-name="T34">of the strong coupling constant performed </text:span><text:span text:style-name="T40">α</text:span><text:span text:style-name="T14">S</text:span><text:span text:style-name="T40">(M</text:span><text:span text:style-name="T15">z</text:span><text:span text:style-name="T40">) </text:span><text:span text:style-name="T39">are performed </text:span><text:span text:style-name="T40">from differential inclusive 2-jet and inclusive 3-jet event cross-sections separately and in combined fit as well as </text:span><text:span text:style-name="T39">cross section </text:span><text:span text:style-name="T40">ratio, </text:span><text:span text:style-name="T34">employing various P</text:span><text:span text:style-name="T41">arton </text:span><text:span text:style-name="T34">D</text:span><text:span text:style-name="T41">istribution </text:span><text:span text:style-name="T34">F</text:span><text:span text:style-name="T41">unction (PDF)</text:span><text:span text:style-name="T34"> sets provided, </text:span><text:span text:style-name="T40">in the range in </text:span><text:span text:style-name="T23">H</text:span><text:span text:style-name="T21">T,2</text:span><text:span text:style-name="T23">/2</text:span><text:span text:style-name="T40"> of 0.3 TeV up to 1.00 TeV.</text:span></text:p>
        </text:list-item>
        <text:list-item>
          <text:p text:style-name="P39"><text:span text:style-name="T40">MSTW2008 and MMHT2014 PDF sets provide a large enough range in α</text:span><text:span text:style-name="T14">S</text:span><text:span text:style-name="T40">(M</text:span><text:span text:style-name="T15">z</text:span><text:span text:style-name="T40">) values and give similar results in full range in </text:span><text:span text:style-name="T23">H</text:span><text:span text:style-name="T21">T,2</text:span><text:span text:style-name="T23">/2</text:span><text:span text:style-name="T40"> of 0.3 TeV up to 1.68 TeV and for scale variations in this range, and also for subranges in <text:s/></text:span><text:span text:style-name="T23">H</text:span><text:span text:style-name="T21">T,2</text:span><text:span text:style-name="T23">/2.</text:span></text:p>
        </text:list-item>
      </text:list>
      <text:p text:style-name="P32"/>
      <text:p text:style-name="P19"><text:span text:style-name="T23">W</text:span><text:span text:style-name="T22">orked on the documents : Analysis Note (AN-15-102) and PAS (SMP-16-008) </text:span><text:span text:style-name="T24">to get the analysis approved by the CMS Collaboration.</text:span></text:p>
      <text:p text:style-name="P14"/>
      <text:p text:style-name="P18">Other Activities</text:p>
      <text:list xml:id="list8390213170106712898" text:style-name="L2">
        <text:list-item>
          <text:p text:style-name="P40"><text:span text:style-name="T25">I am </text:span><text:span text:style-name="T28">also </text:span><text:span text:style-name="T26">work</text:span><text:span text:style-name="T27">ing</text:span><text:span text:style-name="T25"> in <text:s/>Physics <text:s/>Performance <text:s/>and <text:s/>Dataset <text:s/>(PPD) with Data <text:s/>Quality <text:s/>Monitoring (DQM) group, CMS for Data Certification (Run II, 2016).</text:span></text:p>
        </text:list-item>
        <text:list-item>
          <text:p text:style-name="P40"><text:span text:style-name="T35">Presented Poster in </text:span><text:span text:style-name="T36">International Workshop on Frontiers in Electroweak Interactions of Leptons and Hadrons, </text:span><text:span text:style-name="T35">Aligarh, India, 2-6 November, 2016 on “Inclusive jets results from CMS”.</text:span></text:p>
        </text:list-item>
        <text:list-item>
          <text:p text:style-name="P40"><text:span text:style-name="T35">Presented a talk in </text:span><text:span text:style-name="T37">XXII DAE-BRNS High Energy Physics Symposium, </text:span><text:span text:style-name="T35">Delhi, India, 12-16 December, 2016 on “Extraction of the strong coupling constant from the measurement of inclusive multijet event cross-sections in pp collisions at center of mass energy of 8 TeV”.</text:span></text:p>
        </text:list-item>
      </text:list>
      <text:p text:style-name="P28"><text:span text:style-name="T43"><text:line-break/></text:span><text:span text:style-name="T44">Future Plans</text:span></text:p>
      <text:list xml:id="list4480421263641167099" text:style-name="L3">
        <text:list-item>
          <text:p text:style-name="P33">To get the analysis approved in CMS Collaboration and to make the results public.</text:p>
        </text:list-item>
        <text:list-item>
          <text:p text:style-name="P34"><text:span text:style-name="T6">To </text:span><text:span text:style-name="T7">participate in workshops, seminars and to attend academic</text:span><text:span text:style-name="T6"> lecture</text:span><text:span text:style-name="T7">s</text:span><text:span text:style-name="T6">.</text:span></text:p>
        </text:list-item>
      </text:list>
      <text:p text:style-name="P21"><text:s text:c="3"/></text:p>
      <text:p text:style-name="P35"><text:s text:c="20"/></text:p>
      <text:p text:style-name="P17"><text:span text:style-name="T9">ANTERPREET KAUR</text:span><text:span text:style-name="T10">,<text:tab/></text:span></text:p>
      <text:p text:style-name="P15"><text:span text:style-name="T5"><text:s text:c="64"/></text:span><text:span text:style-name="T10">DEPARTMENT OF PHYSICS, <text:s text:c="70"/></text:span></text:p>
      <text:p text:style-name="P16"><text:span text:style-name="T5"><text:s text:c="72"/></text:span><text:span text:style-name="T10">PANJAB UNIVERSITY, CHANDIGAR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/>
    <style:font-face style:name="Symbol" svg:font-family="Symbol"/>
    <style:font-face style:name="ヒラギノ角ゴ Pro W3" svg:font-family="'ヒラギノ角ゴ Pro W3'" style:font-family-generic="roman"/>
    <style:font-face style:name="FreeSans1" svg:font-family="FreeSans" style:font-family-generic="swiss"/>
    <style:font-face style:name="Droid Sans Fallback2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1" svg:font-family="'Droid Sans Fallback'" style:font-pitch="variable"/>
    <style:font-face style:name="FreeSans2" svg:font-family="FreeSans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" style:font-family-generic="system" style:font-pitch="variable"/>
    <style:font-face style:name="Nimbus Roman No9 L2" svg:font-family="'Nimbus Roman No9 L', 'Times New Roman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style:contextual-spacing="false" fo:line-height="115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Times New Roman" style:font-family-asian="'Times New Roman'" style:font-family-generic-asian="roman" style:font-pitch-asian="variable" style:font-size-asian="11pt" style:language-asian="en" style:country-asian="I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2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family-generic-asian="system" style:font-pitch-asian="variable" style:font-size-asian="12pt" style:language-asian="zh" style:country-asian="CN" style:font-size-complex="12pt"/>
    </style:style>
    <style:style style:name="WW8Num1z0" style:family="text">
      <style:text-properties fo:color="#000000" style:font-name="Nimbus Roman No9 L" fo:font-family="'Nimbus Roman No9 L', 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fo:font-weight="bold" style:font-weight-asian="bold" style:font-name-complex="OpenSymbol" style:font-family-complex="OpenSymbol, 'Arial Unicode MS'" style:font-weight-complex="bold"/>
    </style:style>
    <style:style style:name="WW8Num4z1" style:family="text">
      <style:text-properties style:font-name="OpenSymbol" fo:font-family="OpenSymbol, 'Arial Unicode MS'" fo:font-weight="bold" style:font-weight-asian="bold" style:font-name-complex="OpenSymbol" style:font-family-complex="OpenSymbol, 'Arial Unicode MS'" style:font-weight-complex="bold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Absatz-Standardschriftart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fo:font-size="12pt" fo:font-weight="bold" style:font-name-asian="OpenSymbol" style:font-family-asian="OpenSymbol, 'Arial Unicode MS'" style:font-size-asian="10.5pt" style:font-weight-asian="bold" style:font-name-complex="OpenSymbol" style:font-family-complex="OpenSymbol, 'Arial Unicode MS'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</text:list-level-style-number>
      <text:list-level-style-number text:level="2" text:style-name="WW8Num1z0" style:num-suffix="." style:num-format="1" text:start-value="5">
        <style:list-level-properties text:list-level-position-and-space-mode="label-alignment">
          <style:list-level-label-alignment text:label-followed-by="listtab" text:list-tab-stop-position="3.657cm" fo:text-indent="-0.635cm" fo:margin-left="3.657cm"/>
        </style:list-level-properties>
      </text:list-level-style-number>
      <text:list-level-style-number text:level="3" text:style-name="WW8Num1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1z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1z0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1z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1z0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1z0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1z0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0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0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WW8Num2z0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8Num2z0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8Num2z0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8Num2z0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8Num2z0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8Num2z0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741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281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4.551cm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091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8.361cm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nu thakur</meta:initial-creator>
    <meta:creation-date>2015-01-08T17:34:00</meta:creation-date>
    <dc:date>2017-02-13T14:26:07.671347027</dc:date>
    <meta:print-date>2015-01-19T11:18:00</meta:print-date>
    <meta:editing-cycles>78</meta:editing-cycles>
    <meta:editing-duration>PT10H5M55S</meta:editing-duration>
    <meta:generator>LibreOffice/4.2.8.2$Linux_X86_64 LibreOffice_project/420m0$Build-2</meta:generator>
    <meta:document-statistic meta:table-count="0" meta:image-count="0" meta:object-count="0" meta:page-count="2" meta:paragraph-count="47" meta:word-count="649" meta:character-count="4335" meta:non-whitespace-character-count="3487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